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act_2012</text:p>
          </table:table-cell>
          <table:table-cell office:value-type="string" calcext:value-type="string">
            <text:p>Messungen mit preamplifier_noise_202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asurementType</text:p>
          </table:table-cell>
          <table:table-cell office:value-type="string" calcext:value-type="string">
            <text:p>OutputLeve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hort</text:p>
          </table:table-cell>
          <table:table-cell table:style-name="Default" table:number-columns-repeated="3"/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FilterDA.DIRECT</text:p>
          </table:table-cell>
          <table:table-cell office:value-type="string" calcext:value-type="string">
            <text:p>TRU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FilterDA.OUT</text:p>
          </table:table-cell>
          <table:table-cell office:value-type="string" calcext:value-type="string">
            <text:p>FALS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FilterHV.OUT_DI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terHV.OUT_FIL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DC_voltag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toleranc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0.00001" calcext:value-type="float">
            <text:p>1.0E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.0E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5" calcext:value-type="float">
            <text:p>5.0E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table:formula="of:=10*[.E15]" office:value-type="float" office:value="0.0003" calcext:value-type="float">
            <text:p>3.0E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FilterHV.OUT_DIR</text:p>
          </table:table-cell>
          <table:table-cell office:value-type="string" calcext:value-type="string">
            <text:p>FALSE</text:p>
          </table:table-cell>
          <table:table-cell table:formula="of:=10*[.E16]" office:value-type="float" office:value="0.05" calcext:value-type="float">
            <text:p>5.0E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FilterHV.OUT_DIR</text:p>
          </table:table-cell>
          <table:table-cell office:value-type="string" calcext:value-type="string">
            <text:p>FALSE</text:p>
          </table:table-cell>
          <table:table-cell table:formula="of:=[.E18]+100/10000000*4700" office:value-type="float" office:value="0.097" calcext:value-type="float">
            <text:p>9.7E-2</text:p>
          </table:table-cell>
          <table:table-cell table:number-columns-repeated="2"/>
          <table:table-cell office:value-type="string" calcext:value-type="string">
            <text:p>increased due to 10 MOhm input resistance of HP34401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35" calcext:value-type="float">
            <text:p>3.5E-1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lickernoi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Vrm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y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TRUE</text:p>
          </table:table-cell>
          <table:table-cell office:value-type="float" office:value="0.00000003" calcext:value-type="float">
            <text:p>3.0E-8</text:p>
          </table:table-cell>
          <table:table-cell office:value-type="float" office:value="0.000000015" calcext:value-type="float">
            <text:p>1.5E-8</text:p>
          </table:table-cell>
          <table:table-cell office:value-type="float" office:value="0.0000001" calcext:value-type="float">
            <text:p>1.0E-7</text:p>
          </table:table-cell>
          <table:table-cell office:value-type="string" calcext:value-type="string">
            <text:p>Flickernoise from preamplifier_noise_2020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005" calcext:value-type="float">
            <text:p>5.0E-8</text:p>
          </table:table-cell>
          <table:table-cell table:formula="of:=0.7*[.E30]" office:value-type="float" office:value="0.000000035" calcext:value-type="float">
            <text:p>3.5E-8</text:p>
          </table:table-cell>
          <table:table-cell table:formula="of:=1.4*[.E30]" office:value-type="float" office:value="0.00000007" calcext:value-type="float">
            <text:p>7.0E-8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015" calcext:value-type="float">
            <text:p>1.5E-7</text:p>
          </table:table-cell>
          <table:table-cell table:formula="of:=0.7*[.E31]" office:value-type="float" office:value="0.000000105" calcext:value-type="float">
            <text:p>1.1E-7</text:p>
          </table:table-cell>
          <table:table-cell table:formula="of:=1.4*[.E31]" office:value-type="float" office:value="0.00000021" calcext:value-type="float">
            <text:p>2.1E-7</text:p>
          </table:table-cell>
          <table:table-cell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table:style-name="ce2" table:formula="of:=10*[.E30]" office:value-type="float" office:value="0.0000005" calcext:value-type="float">
            <text:p>5.0E-7</text:p>
          </table:table-cell>
          <table:table-cell table:formula="of:=0.7*[.E32]" office:value-type="float" office:value="0.00000035" calcext:value-type="float">
            <text:p>3.5E-7</text:p>
          </table:table-cell>
          <table:table-cell table:formula="of:=1.4*[.E32]" office:value-type="float" office:value="0.0000007" calcext:value-type="float">
            <text:p>7.0E-7</text:p>
          </table:table-cell>
          <table:table-cell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table:style-name="ce2" table:formula="of:=10*[.E31]" office:value-type="float" office:value="0.0000015" calcext:value-type="float">
            <text:p>1.5E-6</text:p>
          </table:table-cell>
          <table:table-cell table:formula="of:=0.7*[.E33]" office:value-type="float" office:value="0.00000105" calcext:value-type="float">
            <text:p>1.1E-6</text:p>
          </table:table-cell>
          <table:table-cell table:formula="of:=1.4*[.E33]" office:value-type="float" office:value="0.0000021" calcext:value-type="float">
            <text:p>2.1E-6</text:p>
          </table:table-cell>
          <table:table-cell/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16" calcext:value-type="float">
            <text:p>1.6E-4</text:p>
          </table:table-cell>
          <table:table-cell table:formula="of:=[.E34]/2" office:value-type="float" office:value="0.00008" calcext:value-type="float">
            <text:p>8.0E-5</text:p>
          </table:table-cell>
          <table:table-cell table:formula="of:=2*[.E34]" office:value-type="float" office:value="0.00032" calcext:value-type="float">
            <text:p>3.2E-4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LSD nois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Hz</text:p>
          </table:table-cell>
          <table:table-cell office:value-type="string" calcext:value-type="string">
            <text:p>V_Hz-0.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max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TRUE</text:p>
          </table:table-cell>
          <table:table-cell office:value-type="float" office:value="9.9" calcext:value-type="float">
            <text:p>9.9E0</text:p>
          </table:table-cell>
          <table:table-cell office:value-type="float" office:value="40" calcext:value-type="float">
            <text:p>4.0E1</text:p>
          </table:table-cell>
          <table:table-cell office:value-type="float" office:value="0.000000007" calcext:value-type="float">
            <text:p>7.0E-9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TRUE</text:p>
          </table:table-cell>
          <table:table-cell office:value-type="float" office:value="990" calcext:value-type="float">
            <text:p>9.9E2</text:p>
          </table:table-cell>
          <table:table-cell office:value-type="float" office:value="110000" calcext:value-type="float">
            <text:p>1.1E5</text:p>
          </table:table-cell>
          <table:table-cell office:value-type="float" office:value="0.000000006" calcext:value-type="float">
            <text:p>6.0E-9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.5E1</text:p>
          </table:table-cell>
          <table:table-cell office:value-type="float" office:value="57" calcext:value-type="float">
            <text:p>5.7E1</text:p>
          </table:table-cell>
          <table:table-cell office:value-type="float" office:value="0.0000006" calcext:value-type="float">
            <text:p>6.0E-7</text:p>
          </table:table-cell>
          <table:table-cell office:value-type="string" calcext:value-type="string">
            <text:p>50 Hz mains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9.9" calcext:value-type="float">
            <text:p>9.9E0</text:p>
          </table:table-cell>
          <table:table-cell office:value-type="float" office:value="40" calcext:value-type="float">
            <text:p>4.0E1</text:p>
          </table:table-cell>
          <table:table-cell office:value-type="float" office:value="0.00000015" calcext:value-type="float">
            <text:p>1.5E-7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lterDA.DIRECT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.0E2</text:p>
          </table:table-cell>
          <table:table-cell office:value-type="float" office:value="10000" calcext:value-type="float">
            <text:p>1.0E4</text:p>
          </table:table-cell>
          <table:table-cell office:value-type="float" office:value="0.000000012" calcext:value-type="float">
            <text:p>1.2E-8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lterDA.DIRECT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.0E4</text:p>
          </table:table-cell>
          <table:table-cell office:value-type="float" office:value="100000" calcext:value-type="float">
            <text:p>1.0E5</text:p>
          </table:table-cell>
          <table:table-cell office:value-type="float" office:value="0.000000006" calcext:value-type="float">
            <text:p>6.0E-9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lterDA.OUT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.0E2</text:p>
          </table:table-cell>
          <table:table-cell office:value-type="float" office:value="100000" calcext:value-type="float">
            <text:p>1.0E5</text:p>
          </table:table-cell>
          <table:table-cell office:value-type="float" office:value="0.000000003" calcext:value-type="float">
            <text:p>3.0E-9</text:p>
          </table:table-cell>
          <table:table-cell/>
        </table:table-row>
        <table:table-row table:style-name="ro1">
          <table:table-cell office:value-type="string" calcext:value-type="string">
            <text:p>HV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9.9" calcext:value-type="float">
            <text:p>9.9E0</text:p>
          </table:table-cell>
          <table:table-cell office:value-type="float" office:value="40" calcext:value-type="float">
            <text:p>4.0E1</text:p>
          </table:table-cell>
          <table:table-cell office:value-type="float" office:value="0.0000002" calcext:value-type="float">
            <text:p>2.0E-7</text:p>
          </table:table-cell>
          <table:table-cell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lterDA.DIRECT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.0E3</text:p>
          </table:table-cell>
          <table:table-cell office:value-type="float" office:value="100000" calcext:value-type="float">
            <text:p>1.0E5</text:p>
          </table:table-cell>
          <table:table-cell office:value-type="float" office:value="0.00000006" calcext:value-type="float">
            <text:p>6.0E-8</text:p>
          </table:table-cell>
          <table:table-cell/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lterDA.OUT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.0E3</text:p>
          </table:table-cell>
          <table:table-cell office:value-type="float" office:value="100000" calcext:value-type="float">
            <text:p>1.0E5</text:p>
          </table:table-cell>
          <table:table-cell office:value-type="float" office:value="0.000000007" calcext:value-type="float">
            <text:p>7.0E-9</text:p>
          </table:table-cell>
          <table:table-cell/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5000" calcext:value-type="float">
            <text:p>5.0E3</text:p>
          </table:table-cell>
          <table:table-cell office:value-type="float" office:value="50000" calcext:value-type="float">
            <text:p>5.0E4</text:p>
          </table:table-cell>
          <table:table-cell office:value-type="float" office:value="0.0000001" calcext:value-type="float">
            <text:p>1.0E-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tep size</text:p>
          </table:table-cell>
          <table:table-cell office:value-type="string" calcext:value-type="string">
            <text:p>densit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t=0.1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bov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s-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TRUE</text:p>
          </table:table-cell>
          <table:table-cell office:value-type="float" office:value="0.0000005" calcext:value-type="float">
            <text:p>5.0E-7</text:p>
          </table:table-cell>
          <table:table-cell office:value-type="float" office:value="2" calcext:value-type="float">
            <text:p>2.0E0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05" calcext:value-type="float">
            <text:p>5.0E-7</text:p>
          </table:table-cell>
          <table:table-cell office:value-type="float" office:value="5" calcext:value-type="float">
            <text:p>5.0E0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05" calcext:value-type="float">
            <text:p>5.0E-7</text:p>
          </table:table-cell>
          <table:table-cell office:value-type="float" office:value="5" calcext:value-type="float">
            <text:p>5.0E0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4" calcext:value-type="float">
            <text:p>4.0E-6</text:p>
          </table:table-cell>
          <table:table-cell office:value-type="float" office:value="4" calcext:value-type="float">
            <text:p>4.0E0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4" calcext:value-type="float">
            <text:p>4.0E-6</text:p>
          </table:table-cell>
          <table:table-cell office:value-type="float" office:value="4" calcext:value-type="float">
            <text:p>4.0E0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SUPPLY</text:p>
          </table:table-cell>
          <table:table-cell office:value-type="string" calcext:value-type="string">
            <text:p>MINUS/PLU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LSE</text:p>
          </table:table-cell>
          <table:table-cell office:value-type="float" office:value="0.000001" calcext:value-type="float">
            <text:p>1.0E-6</text:p>
          </table:table-cell>
          <table:table-cell office:value-type="float" office:value="4" calcext:value-type="float">
            <text:p>4.0E0</text:p>
          </table:table-cell>
          <table:table-cell/>
          <table:table-cell office:value-type="string" calcext:value-type="string">
            <text:p>todo</text:p>
          </table:table-cell>
        </table:table-row>
        <table:table-row table:style-name="ro1" table:number-rows-repeated="104850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1" number:exponent-interval="1" number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13:42:12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15T14:47:58.710000000</dc:date>
    <meta:editing-duration>P1DT1H5M56S</meta:editing-duration>
    <meta:editing-cycles>15</meta:editing-cycles>
    <meta:document-statistic meta:table-count="1" meta:cell-count="237" meta:object-count="0"/>
  </office:meta>
</office:document-meta>
</file>